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ortTime" table:style-name="ta1">
        <table:shapes>
          <draw:frame draw:z-index="0" draw:style-name="gr1" draw:text-style-name="P1" svg:width="159.99mm" svg:height="89.99mm" svg:x="202.96mm" svg:y="1mm">
            <draw:object draw:notify-on-update-of-ranges="hSortTime.A1:hSortTime.A1 hSortTime.B1:hSortTime.L1 hSortTime.A2:hSortTime.A2 hSortTime.B2:hSortTime.L2 hSortTime.A3:hSortTime.A3 hSortTime.B3:hSortTime.L3 hSortTime.A4:hSortTime.A4 hSortTime.B4:h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ize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56496" calcext:value-type="float">
            <text:p>0.0156496</text:p>
          </table:table-cell>
          <table:table-cell office:value-type="float" office:value="0.0312602" calcext:value-type="float">
            <text:p>0.0312602</text:p>
          </table:table-cell>
          <table:table-cell office:value-type="float" office:value="0.0624891" calcext:value-type="float">
            <text:p>0.0624891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5655" calcext:value-type="float">
            <text:p>0.015655</text:p>
          </table:table-cell>
          <table:table-cell office:value-type="float" office:value="0.0221141" calcext:value-type="float">
            <text:p>0.0221141</text:p>
          </table:table-cell>
          <table:table-cell office:value-type="float" office:value="0.0533772" calcext:value-type="float">
            <text:p>0.0533772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" calcext:value-type="float">
            <text:p>0</text:p>
          </table:table-cell>
          <table:table-cell office:value-type="float" office:value="0.0312477" calcext:value-type="float">
            <text:p>0.0312477</text:p>
          </table:table-cell>
          <table:table-cell office:value-type="float" office:value="0.0468747" calcext:value-type="float">
            <text:p>0.0468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57:50.132000000</dc:date>
    <meta:editing-duration>PT29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hSortTime.A1:hSortTime.L4" chart:data-source-has-labels="both" svg:x="0.32cm" svg:y="0.18cm" svg:width="9.28cm" svg:height="8.64cm">
          <chartooo:coordinate-region svg:x="1.232cm" svg:y="0.18cm" svg:width="8.228cm" svg:height="7.124cm"/>
          <chart:axis chart:dimension="x" chart:name="primary-x" chart:style-name="ch4" chartooo:axis-type="auto">
            <chartooo:date-scale/>
            <chart:categories table:cell-range-address="hSortTime.B1:h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SortTime.B2:hSortTime.L2" chart:label-cell-address="hSortTime.A2:hSortTime.A2" chart:class="chart:line">
            <chart:data-point chart:repeated="11"/>
          </chart:series>
          <chart:series chart:style-name="ch7" chart:values-cell-range-address="hSortTime.B3:hSortTime.L3" chart:label-cell-address="hSortTime.A3:hSortTime.A3" chart:class="chart:line">
            <chart:data-point chart:repeated="11"/>
          </chart:series>
          <chart:series chart:style-name="ch8" chart:values-cell-range-address="hSortTime.B4:hSortTime.L4" chart:label-cell-address="hSortTime.A4:h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SortTime.B1:h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hSortTime.A2:hSortTime.A2</svg:desc>
                </draw:g>
              </table:table-cell>
              <table:table-cell office:value-type="float" office:value="0">
                <text:p>0</text:p>
                <draw:g>
                  <svg:desc>hSortTime.B2:h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496">
                <text:p>0.0156496</text:p>
              </table:table-cell>
              <table:table-cell office:value-type="float" office:value="0.0312602">
                <text:p>0.0312602</text:p>
              </table:table-cell>
              <table:table-cell office:value-type="float" office:value="0.0624891">
                <text:p>0.0624891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hSortTime.A3:hSortTime.A3</svg:desc>
                </draw:g>
              </table:table-cell>
              <table:table-cell office:value-type="float" office:value="0">
                <text:p>0</text:p>
                <draw:g>
                  <svg:desc>hSortTime.B3:h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55">
                <text:p>0.015655</text:p>
              </table:table-cell>
              <table:table-cell office:value-type="float" office:value="0.0221141">
                <text:p>0.0221141</text:p>
              </table:table-cell>
              <table:table-cell office:value-type="float" office:value="0.0533772">
                <text:p>0.0533772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hSortTime.A4:hSortTime.A4</svg:desc>
                </draw:g>
              </table:table-cell>
              <table:table-cell office:value-type="float" office:value="0">
                <text:p>0</text:p>
                <draw:g>
                  <svg:desc>hSortTime.B4:h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">
                <text:p>0.01562</text:p>
              </table:table-cell>
              <table:table-cell office:value-type="float" office:value="0">
                <text:p>0</text:p>
              </table:table-cell>
              <table:table-cell office:value-type="float" office:value="0.0312477">
                <text:p>0.0312477</text:p>
              </table:table-cell>
              <table:table-cell office:value-type="float" office:value="0.0468747">
                <text:p>0.0468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